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466cm" fo:padding-top="0.265cm" fo:padding-bottom="0.265cm" fo:padding-left="0.443cm" fo:padding-right="0.443cm" fo:wrap-option="wrap" draw:shadow="hidden" draw:shadow-color="#808080"/>
    </style:style>
    <style:style style:name="gr2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3" style:family="graphic" style:parent-style-name="standard">
      <style:graphic-properties draw:stroke="solid" svg:stroke-width="0.1cm" svg:stroke-color="#000000" draw:marker-start="msArrowDiamondEnd_20_9" draw:marker-start-width="0.46cm" draw:marker-start-center="true" draw:marker-end-width="0.41cm" draw:stroke-linejoin="miter" draw:fill="none" draw:fill-color="#ffffff" draw:textarea-horizontal-align="left" draw:textarea-vertical-align="top" draw:auto-grow-height="false" fo:padding-top="0.167cm" fo:padding-bottom="0.167cm" fo:padding-left="0.287cm" fo:padding-right="0.287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4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5" style:family="graphic" style:parent-style-name="standard">
      <style:graphic-properties draw:stroke="solid" svg:stroke-width="0.1cm" svg:stroke-color="#000000" draw:marker-start="msArrowDiamondEnd_20_9" draw:marker-start-width="0.46cm" draw:marker-start-center="true" draw:marker-end-width="0.41cm" draw:stroke-linejoin="miter" draw:fill="none" draw:fill-color="#ffffff" draw:textarea-horizontal-align="left" draw:textarea-vertical-align="top" draw:auto-grow-height="false" fo:padding-top="0.167cm" fo:padding-bottom="0.167cm" fo:padding-left="0.287cm" fo:padding-right="0.287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6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7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19cm" fo:padding-top="0.265cm" fo:padding-bottom="0.265cm" fo:padding-left="0.443cm" fo:padding-right="0.443cm" fo:wrap-option="wrap" draw:shadow="hidden" draw:shadow-color="#808080"/>
    </style:style>
    <style:style style:name="gr8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057cm" fo:padding-top="0.265cm" fo:padding-bottom="0.265cm" fo:padding-left="0.443cm" fo:padding-right="0.443cm" fo:wrap-option="wrap" draw:shadow="hidden" draw:shadow-color="#808080"/>
    </style:style>
    <style:style style:name="gr9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219cm" fo:padding-top="0.265cm" fo:padding-bottom="0.265cm" fo:padding-left="0.443cm" fo:padding-right="0.443cm" fo:wrap-option="wrap" draw:shadow="hidden" draw:shadow-color="#808080"/>
    </style:style>
    <style:style style:name="gr10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372cm" fo:padding-top="0.265cm" fo:padding-bottom="0.265cm" fo:padding-left="0.443cm" fo:padding-right="0.443cm" fo:wrap-option="wrap" draw:shadow="hidden" draw:shadow-color="#808080"/>
    </style:style>
    <style:style style:name="gr11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103cm" fo:padding-top="0.265cm" fo:padding-bottom="0.265cm" fo:padding-left="0.443cm" fo:padding-right="0.443cm" fo:wrap-option="wrap" draw:shadow="hidden" draw:shadow-color="#808080"/>
    </style:style>
    <style:style style:name="gr12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cm" fo:padding-top="0.265cm" fo:padding-bottom="0.265cm" fo:padding-left="0.443cm" fo:padding-right="0.443cm" fo:wrap-option="wrap" draw:shadow="hidden" draw:shadow-color="#808080"/>
    </style:style>
    <style:style style:name="gr13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1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margin-top="0.242cm" fo:margin-bottom="0cm" fo:line-height="100%" fo:text-align="center" fo:text-indent="0cm"/>
      <style:text-properties fo:font-size="18pt" style:font-size-asian="18pt" style:font-size-complex="18pt"/>
    </style:style>
    <style:style style:name="P2" style:family="paragraph">
      <style:paragraph-properties fo:margin-left="0cm" fo:margin-right="0cm" fo:margin-top="0.242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242cm" fo:margin-bottom="0cm" fo:line-height="100%" fo:text-indent="0cm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.242cm" fo:margin-bottom="0cm" fo:line-height="100%" fo:text-indent="0cm" style:writing-mode="lr-tb"/>
      <style:text-properties fo:font-size="18pt" style:font-size-asian="18pt" style:font-size-complex="18pt"/>
    </style:style>
    <style:style style:name="T1" style:family="text">
      <style:text-properties fo:font-family="'Times New Roman'" style:font-family-generic="roman" style:font-pitch="variable" fo:font-size="18pt" fo:language="de" fo:country="DE" fo:font-weight="bold" style:font-size-asian="18pt" style:font-weight-asian="bold" style:font-size-complex="18pt" style:font-weight-complex="bold"/>
    </style:style>
    <style:style style:name="T2" style:family="text">
      <style:text-properties fo:color="#008000" fo:font-family="'Times New Roman'" style:font-family-generic="roman" style:font-pitch="variable" fo:font-size="18pt" fo:language="de" fo:country="DE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id="id1" draw:layer="layout" svg:width="5.834cm" svg:height="1.293cm" svg:x="20.466cm" svg:y="10.982cm">
          <text:p text:style-name="P1"><text:span text:style-name="T1">LinkInterface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id="id2" draw:layer="layout" svg:width="2.532cm" svg:height="1.293cm" svg:x="18.468cm" svg:y="8.5cm">
          <text:p text:style-name="P1"><text:span text:style-name="T1">Link</text:span></text:p>
          <draw:enhanced-geometry svg:viewBox="0 0 21600 21600" draw:type="mso-spt202" draw:enhanced-path="M 0 0 L 21600 0 21600 21600 0 21600 0 0 Z N"/>
        </draw:custom-shape>
        <draw:connector draw:style-name="gr3" draw:text-style-name="P3" draw:layer="layout" svg:x1="20.466cm" svg:y1="11.628cm" svg:x2="19.734cm" svg:y2="9.793cm" draw:start-shape="id1" draw:start-glue-point="3" draw:end-shape="id2" draw:end-glue-point="2" svg:d="m20466 11628h-732v-1835">
          <text:p/>
        </draw:connector>
        <draw:custom-shape draw:style-name="gr4" draw:text-style-name="P2" draw:id="id4" draw:layer="layout" svg:width="3.115cm" svg:height="1.293cm" svg:x="8.6cm" svg:y="5.36cm">
          <text:p text:style-name="P1"><text:span text:style-name="T1">Contact</text:span></text:p>
          <draw:enhanced-geometry svg:viewBox="0 0 21600 21600" draw:type="mso-spt202" draw:enhanced-path="M 0 0 L 21600 0 21600 21600 0 21600 0 0 Z N"/>
        </draw:custom-shape>
        <draw:connector draw:style-name="gr5" draw:text-style-name="P3" draw:layer="layout" svg:x1="11.165cm" svg:y1="9.146cm" svg:x2="10.157cm" svg:y2="6.653cm" draw:start-shape="id3" draw:start-glue-point="3" draw:end-shape="id4" draw:end-glue-point="2" svg:d="m11165 9146h-1008v-2493">
          <text:p/>
        </draw:connector>
        <draw:custom-shape draw:style-name="gr6" draw:text-style-name="P2" draw:id="id7" draw:layer="layout" svg:width="2.337cm" svg:height="1.293cm" svg:x="5.763cm" svg:y="7.396cm">
          <text:p text:style-name="P1"><text:span text:style-name="T1">Joint</text:span></text:p>
          <draw:enhanced-geometry svg:viewBox="0 0 21600 21600" draw:type="mso-spt202" draw:enhanced-path="M 0 0 L 21600 0 21600 21600 0 21600 0 0 Z N"/>
        </draw:custom-shape>
        <draw:connector draw:style-name="gr5" draw:text-style-name="P3" draw:layer="layout" svg:x1="18.468cm" svg:y1="9.146cm" svg:x2="16.5cm" svg:y2="9.146cm" draw:start-shape="id2" draw:start-glue-point="3" draw:end-shape="id3" draw:end-glue-point="1" svg:d="m18468 9146h-1968">
          <text:p/>
        </draw:connector>
        <draw:custom-shape draw:style-name="gr7" draw:text-style-name="P2" draw:id="id5" draw:layer="layout" svg:width="7.763cm" svg:height="1.293cm" svg:x="20.437cm" svg:y="5.907cm">
          <text:p text:style-name="P1"><text:span text:style-name="T1">ExtraDynamicInterface</text:span></text:p>
          <draw:enhanced-geometry svg:viewBox="0 0 21600 21600" draw:type="mso-spt202" draw:enhanced-path="M 0 0 L 21600 0 21600 21600 0 21600 0 0 Z N"/>
        </draw:custom-shape>
        <draw:connector draw:style-name="gr3" draw:text-style-name="P3" draw:layer="layout" svg:x1="20.437cm" svg:y1="6.553cm" svg:x2="19.734cm" svg:y2="8.5cm" draw:start-shape="id5" draw:start-glue-point="3" draw:end-shape="id2" draw:end-glue-point="0" svg:d="m20437 6553h-703v1947">
          <text:p/>
        </draw:connector>
        <draw:custom-shape draw:style-name="gr8" draw:text-style-name="P2" draw:id="id3" draw:layer="layout" svg:width="5.335cm" svg:height="1.293cm" svg:x="11.165cm" svg:y="8.5cm">
          <text:p text:style-name="P1"><text:span text:style-name="T1">LinkMechanics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id="id6" draw:layer="layout" svg:width="5.634cm" svg:height="1.293cm" svg:x="14.6cm" svg:y="3.75cm">
          <text:p text:style-name="P1"><text:span text:style-name="T2">LinkHydraulics</text:span></text:p>
          <draw:enhanced-geometry svg:viewBox="0 0 21600 21600" draw:type="mso-spt202" draw:enhanced-path="M 0 0 L 21600 0 21600 21600 0 21600 0 0 Z N"/>
        </draw:custom-shape>
        <draw:custom-shape draw:style-name="gr10" draw:text-style-name="P5" draw:id="id8" draw:layer="layout" svg:width="8.169cm" svg:height="1.293cm" svg:x="13.33cm" svg:y="13.1cm">
          <text:p text:style-name="P4"><text:span text:style-name="T2">LinkMechanicsHydraulics</text:span></text:p>
          <draw:enhanced-geometry svg:viewBox="0 0 21600 21600" draw:type="mso-spt202" draw:enhanced-path="M 0 0 L 21600 0 21600 21600 0 21600 0 0 Z N"/>
        </draw:custom-shape>
        <draw:connector draw:style-name="gr5" draw:text-style-name="P3" draw:layer="layout" svg:x1="18.468cm" svg:y1="9.146cm" svg:x2="17.417cm" svg:y2="5.043cm" draw:start-shape="id2" draw:start-glue-point="3" draw:end-shape="id6" draw:end-glue-point="2" svg:d="m18468 9146h-1051v-4103">
          <text:p/>
        </draw:connector>
        <draw:connector draw:style-name="gr5" draw:text-style-name="P3" draw:layer="layout" svg:x1="11.165cm" svg:y1="9.146cm" svg:x2="8.1cm" svg:y2="8.042cm" draw:start-shape="id3" draw:start-glue-point="3" draw:end-shape="id7" draw:end-glue-point="1" svg:d="m11165 9146h-1533v-1104h-1532">
          <text:p/>
        </draw:connector>
        <draw:connector draw:style-name="gr5" draw:text-style-name="P3" draw:layer="layout" svg:x1="18.468cm" svg:y1="9.146cm" svg:x2="17.414cm" svg:y2="13.1cm" draw:start-shape="id2" draw:start-glue-point="3" draw:end-shape="id8" draw:end-glue-point="0" svg:d="m18468 9146h-1054v3954">
          <text:p/>
        </draw:connector>
        <draw:custom-shape draw:style-name="gr11" draw:text-style-name="P2" draw:id="id9" draw:layer="layout" svg:width="5.083cm" svg:height="1.293cm" svg:x="7.6cm" svg:y="11.67cm">
          <text:p text:style-name="P1"><text:span text:style-name="T1">SpringDamper</text:span></text:p>
          <draw:enhanced-geometry svg:viewBox="0 0 21600 21600" draw:type="mso-spt202" draw:enhanced-path="M 0 0 L 21600 0 21600 21600 0 21600 0 0 Z N"/>
        </draw:custom-shape>
        <draw:connector draw:style-name="gr5" draw:text-style-name="P3" draw:layer="layout" svg:x1="11.165cm" svg:y1="9.146cm" svg:x2="10.141cm" svg:y2="11.67cm" draw:start-shape="id3" draw:start-glue-point="3" draw:end-shape="id9" draw:end-glue-point="0" svg:d="m11165 9146h-1024v2524">
          <text:p/>
        </draw:connector>
        <draw:custom-shape draw:style-name="gr12" draw:text-style-name="P2" draw:id="id10" draw:layer="layout" svg:width="6.084cm" svg:height="1.293cm" svg:x="2.016cm" svg:y="9.7cm">
          <text:p text:style-name="P1"><text:span text:style-name="T1">KineticExcitation</text:span></text:p>
          <draw:enhanced-geometry svg:viewBox="0 0 21600 21600" draw:type="mso-spt202" draw:enhanced-path="M 0 0 L 21600 0 21600 21600 0 21600 0 0 Z N"/>
        </draw:custom-shape>
        <draw:connector draw:style-name="gr5" draw:text-style-name="P3" draw:layer="layout" svg:x1="11.165cm" svg:y1="9.146cm" svg:x2="8.1cm" svg:y2="10.346cm" draw:start-shape="id3" draw:start-glue-point="3" draw:end-shape="id10" draw:end-glue-point="1" svg:d="m11165 9146h-1532v1200h-1533">
          <text:p/>
        </draw:connector>
        <draw:custom-shape draw:style-name="gr13" draw:text-style-name="P2" draw:id="id11" draw:layer="layout" svg:width="3.482cm" svg:height="1.293cm" svg:x="22cm" svg:y="8.5cm">
          <text:p text:style-name="P1"><text:span text:style-name="T1">Element</text:span></text:p>
          <draw:enhanced-geometry svg:viewBox="0 0 21600 21600" draw:type="mso-spt202" draw:enhanced-path="M 0 0 L 21600 0 21600 21600 0 21600 0 0 Z N"/>
        </draw:custom-shape>
        <draw:connector draw:style-name="gr3" draw:text-style-name="P3" draw:layer="layout" svg:x1="22cm" svg:y1="9.146cm" svg:x2="21cm" svg:y2="9.146cm" draw:start-shape="id11" draw:start-glue-point="3" draw:end-shape="id2" draw:end-glue-point="1" svg:d="m22000 9146h-1000">
          <text:p/>
        </draw:connector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DiamondEnd_20_9" draw:display-name="msArrowDiamondEnd 9" svg:viewBox="0 0 350 350" svg:d="m175 0 175 175-175 175-175-17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1T17:18:27</meta:creation-date>
    <meta:editing-duration>PT00H17M41S</meta:editing-duration>
    <meta:editing-cycles>6</meta:editing-cycles>
    <dc:date>2009-10-11T17:36:01</dc:date>
    <meta:generator>OpenOffice.org/3.0$Unix OpenOffice.org_project/300m15$Build-9379</meta:gener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